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empos Text" svg:font-family="'Tiempos Text', Georgia, 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Calibri Light" fo:font-size="20pt" fo:font-weight="bold" officeooo:rsid="000e57c2" officeooo:paragraph-rsid="000e57c2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Calibri Light" fo:font-size="16pt" fo:font-weight="normal" officeooo:rsid="000e57c2" officeooo:paragraph-rsid="000e57c2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Calibri Light" fo:font-size="12pt" fo:font-weight="normal" officeooo:rsid="000e57c2" officeooo:paragraph-rsid="000e57c2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line-height="150%" fo:text-align="start" style:justify-single-word="false"/>
      <style:text-properties style:font-name="Calibri Light" fo:font-size="12pt" fo:font-weight="normal" officeooo:rsid="000e57c2" officeooo:paragraph-rsid="000e57c2" style:font-size-asian="12pt" style:font-weight-asian="normal" style:font-name-complex="Calibri1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Calibri Light" fo:font-size="12pt" fo:font-weight="normal" officeooo:rsid="000e57c2" officeooo:paragraph-rsid="000e57c2" style:font-size-asian="12pt" style:font-weight-asian="normal" style:font-name-complex="Calibri1" style:font-size-complex="12pt" style:font-weight-complex="normal"/>
    </style:style>
    <style:style style:name="P6" style:family="paragraph" style:parent-style-name="Standard" style:list-style-name="L3">
      <style:paragraph-properties fo:line-height="150%" fo:text-align="start" style:justify-single-word="false"/>
      <style:text-properties style:font-name="Calibri Light" fo:font-size="12pt" fo:font-weight="normal" officeooo:rsid="000e57c2" officeooo:paragraph-rsid="000e57c2" style:font-size-asian="12pt" style:font-weight-asian="normal" style:font-name-complex="Calibri1" style:font-size-complex="12pt" style:font-weight-complex="normal"/>
    </style:style>
    <style:style style:name="P7" style:family="paragraph" style:parent-style-name="Standard" style:list-style-name="L3">
      <style:paragraph-properties fo:line-height="150%" fo:text-align="start" style:justify-single-word="false"/>
      <style:text-properties style:font-name="Calibri Light" fo:font-size="12pt" fo:font-weight="normal" officeooo:rsid="000e8cf8" officeooo:paragraph-rsid="000e8cf8" style:font-size-asian="12pt" style:font-weight-asian="normal" style:font-name-complex="Calibri1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Calibri Light" fo:font-size="12pt" fo:font-weight="normal" officeooo:rsid="000e8cf8" officeooo:paragraph-rsid="000e8cf8" style:font-size-asian="12pt" style:font-weight-asian="normal" style:font-name-complex="Calibri1" style:font-size-complex="12pt" style:font-weight-complex="normal"/>
    </style:style>
    <style:style style:name="P9" style:family="paragraph" style:parent-style-name="Standard" style:list-style-name="L5">
      <style:paragraph-properties fo:line-height="150%" fo:text-align="start" style:justify-single-word="false"/>
      <style:text-properties style:font-name="Calibri Light" fo:font-size="12pt" fo:font-weight="normal" officeooo:rsid="000e8cf8" officeooo:paragraph-rsid="000e8cf8" style:font-size-asian="12pt" style:font-weight-asian="normal" style:font-name-complex="Calibri1" style:font-size-complex="12pt" style:font-weight-complex="normal"/>
    </style:style>
    <style:style style:name="P10" style:family="paragraph" style:parent-style-name="Standard" style:list-style-name="L5">
      <style:paragraph-properties fo:line-height="150%" fo:text-align="start" style:justify-single-word="false"/>
      <style:text-properties style:font-name="Calibri Light" fo:font-size="12pt" fo:font-weight="normal" officeooo:rsid="000e9c65" officeooo:paragraph-rsid="000e9c65" style:font-size-asian="12pt" style:font-weight-asian="normal" style:font-name-complex="Calibri1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Calibri Light" fo:font-size="12pt" fo:font-weight="normal" officeooo:rsid="000e9c65" officeooo:paragraph-rsid="000e9c65" style:font-size-asian="12pt" style:font-weight-asian="normal" style:font-name-complex="Calibri1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Calibri Light" fo:font-size="12pt" fo:font-weight="normal" officeooo:rsid="000e9c65" officeooo:paragraph-rsid="000f025a" style:font-size-asian="12pt" style:font-weight-asian="normal" style:font-name-complex="Calibri1" style:font-size-complex="12pt" style:font-weight-complex="normal"/>
    </style:style>
    <style:style style:name="P13" style:family="paragraph" style:parent-style-name="Standard" style:list-style-name="L6">
      <style:paragraph-properties fo:line-height="150%" fo:text-align="start" style:justify-single-word="false"/>
      <style:text-properties style:font-name="Calibri Light" fo:font-size="12pt" fo:font-weight="normal" officeooo:rsid="0010bc1b" officeooo:paragraph-rsid="0010bc1b" style:font-size-asian="12pt" style:font-weight-asian="normal" style:font-name-complex="Calibri1" style:font-size-complex="12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Calibri Light" fo:font-size="12pt" fo:font-weight="normal" officeooo:rsid="0010bc1b" officeooo:paragraph-rsid="0010bc1b" style:font-size-asian="12pt" style:font-weight-asian="normal" style:font-name-complex="Calibri1" style:font-size-complex="12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Calibri Light" fo:font-size="12pt" fo:font-weight="normal" officeooo:rsid="0010bc1b" officeooo:paragraph-rsid="00145b11" style:font-size-asian="12pt" style:font-weight-asian="normal" style:font-name-complex="Calibri1" style:font-size-complex="12pt" style:font-weight-complex="normal"/>
    </style:style>
    <style:style style:name="P16" style:family="paragraph" style:parent-style-name="Standard" style:list-style-name="L8">
      <style:paragraph-properties fo:line-height="150%" fo:text-align="start" style:justify-single-word="false"/>
      <style:text-properties style:font-name="Calibri Light" fo:font-size="12pt" fo:font-weight="normal" officeooo:rsid="001471d4" officeooo:paragraph-rsid="001471d4" style:font-size-asian="12pt" style:font-weight-asian="normal" style:font-name-complex="Calibri1" style:font-size-complex="12pt" style:font-weight-complex="normal"/>
    </style:style>
    <style:style style:name="P17" style:family="paragraph" style:parent-style-name="Standard" style:list-style-name="L4">
      <style:paragraph-properties fo:line-height="150%" fo:text-align="start" style:justify-single-word="false"/>
      <style:text-properties officeooo:paragraph-rsid="000e8cf8"/>
    </style:style>
    <style:style style:name="P18" style:family="paragraph" style:parent-style-name="Standard" style:list-style-name="L4">
      <style:paragraph-properties fo:line-height="150%" fo:text-align="start" style:justify-single-word="false"/>
      <style:text-properties officeooo:rsid="000e8cf8" officeooo:paragraph-rsid="000e8cf8"/>
    </style:style>
    <style:style style:name="P19" style:family="paragraph" style:parent-style-name="Standard">
      <style:paragraph-properties fo:line-height="150%" fo:text-align="start" style:justify-single-word="false"/>
      <style:text-properties officeooo:rsid="000e8cf8" officeooo:paragraph-rsid="000e8cf8"/>
    </style:style>
    <style:style style:name="P20" style:family="paragraph" style:parent-style-name="Standard">
      <style:paragraph-properties fo:line-height="150%" fo:text-align="start" style:justify-single-word="false" fo:break-before="page"/>
      <style:text-properties officeooo:rsid="000e8cf8" officeooo:paragraph-rsid="000e8cf8"/>
    </style:style>
    <style:style style:name="T1" style:family="text">
      <style:text-properties style:font-size-asian="12pt" style:font-name-complex="Calibri1"/>
    </style:style>
    <style:style style:name="T2" style:family="text">
      <style:text-properties fo:font-variant="normal" fo:text-transform="none" fo:color="#282828" loext:opacity="100%" fo:letter-spacing="normal" fo:font-style="normal"/>
    </style:style>
    <style:style style:name="T3" style:family="text">
      <style:text-properties fo:font-variant="normal" fo:text-transform="none" fo:color="#282828" loext:opacity="100%" fo:letter-spacing="normal" fo:font-style="normal" officeooo:rsid="000e8cf8"/>
    </style:style>
    <style:style style:name="T4" style:family="text">
      <style:text-properties fo:font-variant="normal" fo:text-transform="none" fo:color="#282828" loext:opacity="100%" style:font-name="Calibri Light" fo:font-size="12pt" fo:letter-spacing="normal" fo:font-style="normal" fo:font-weight="normal" officeooo:rsid="000e8cf8" style:font-size-asian="12pt" style:font-weight-asian="normal" style:font-name-complex="Calibri1" style:font-size-complex="12pt" style:font-weight-complex="normal"/>
    </style:style>
    <style:style style:name="T5" style:family="text">
      <style:text-properties fo:font-variant="normal" fo:text-transform="none" fo:color="#282828" loext:opacity="100%" style:font-name="Calibri Light" fo:font-size="12pt" fo:letter-spacing="normal" fo:font-style="normal" fo:font-weight="normal" style:font-size-asian="12pt" style:font-weight-asian="normal" style:font-name-complex="Calibri1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E – L2</text:p>
      <text:p text:style-name="P1">Assignment -1</text:p>
      <text:p text:style-name="P2">H M Mythreya</text:p>
      <text:p text:style-name="P2">PES2UG20CS130</text:p>
      <text:p text:style-name="P3"><text:span text:style-name="T1"/></text:p>
      <text:p text:style-name="P3"><text:span text:style-name="T1">1) Based on the article, list at least 3 reasons why some people join startups.</text:span></text:p>
      <text:p text:style-name="P3"><text:span text:style-name="T1">→ 3 Reasons why people join startups (according to article):</text:span></text:p>
      <text:list xml:id="list1996982749" text:style-name="L2">
        <text:list-item>
          <text:p text:style-name="P4"><text:span text:style-name="T2">One can accrue numerous personal and professional rewards working for these young organizations</text:span></text:p>
        </text:list-item>
        <text:list-item>
          <text:p text:style-name="P4"><text:span text:style-name="T2">Autonomy</text:span></text:p>
        </text:list-item>
        <text:list-item>
          <text:p text:style-name="P4"><text:span text:style-name="T2">Creativity</text:span></text:p>
        </text:list-item>
        <text:list-item>
          <text:p text:style-name="P4"><text:span text:style-name="T2">Growth experienced in their jobs</text:span></text:p>
        </text:list-item>
        <text:list-item>
          <text:p text:style-name="P4"><text:span text:style-name="T2">Fulfilment</text:span></text:p>
        </text:list-item>
      </text:list>
      <text:p text:style-name="P5"><text:span text:style-name="T2"/></text:p>
      <text:p text:style-name="P5"><text:span text:style-name="T2">2) <text:s/>List 3 reasons why you think people join start-ups.</text:span></text:p>
      <text:p text:style-name="P5"><text:span text:style-name="T3">→ </text:span><text:span text:style-name="T2">I think people join startups for various reasons:</text:span></text:p>
      <text:list xml:id="list2548585111" text:style-name="L3">
        <text:list-item>
          <text:p text:style-name="P6"><text:span text:style-name="T2">Getting in early on the “bread”</text:span></text:p>
          <text:list>
            <text:list-item>
              <text:p text:style-name="P6"><text:span text:style-name="T2">Lot of people wished they joined microsoft, apple, etc back when they were small companies/startups</text:span></text:p>
            </text:list-item>
          </text:list>
        </text:list-item>
        <text:list-item>
          <text:p text:style-name="P6"><text:span text:style-name="T2">They believe in it</text:span></text:p>
          <text:list>
            <text:list-item>
              <text:p text:style-name="P7"><text:span text:style-name="T2">If they believe in the future success of a startup, they would likely join it.</text:span></text:p>
            </text:list-item>
          </text:list>
        </text:list-item>
        <text:list-item>
          <text:p text:style-name="P7"><text:span text:style-name="T2">Financial benefits:</text:span></text:p>
          <text:list>
            <text:list-item>
              <text:p text:style-name="P7"><text:span text:style-name="T2">Startups tend to give more benefits, especially in the form of shares of the company</text:span></text:p>
            </text:list-item>
          </text:list>
        </text:list-item>
      </text:list>
      <text:p text:style-name="P8"><text:span text:style-name="T2"/></text:p>
      <text:p text:style-name="P8"><text:span text:style-name="T2">3) Based on the article, name 3 factors to assess your fit (or non-fit) for a startup.</text:span></text:p>
      <text:list xml:id="list2516138389" text:style-name="L4">
        <text:list-item>
          <text:p text:style-name="P17"><text:span text:style-name="T4">Manage Uncertainty</text:span></text:p>
        </text:list-item>
        <text:list-item>
          <text:p text:style-name="P18"><text:span text:style-name="T5">Push the Limits</text:span></text:p>
        </text:list-item>
        <text:list-item>
          <text:p text:style-name="P18"><text:span text:style-name="T5">Think like an owner</text:span></text:p>
        </text:list-item>
      </text:list>
      <text:p text:style-name="P19"><text:span text:style-name="T5"/></text:p>
      <text:p text:style-name="P19"><text:span text:style-name="T5"/></text:p>
      <text:p text:style-name="P20"><text:span text:style-name="T5">4) <text:s/>List some factors why you think people want to join a startup?</text:span></text:p>
      <text:list xml:id="list3868921274" text:style-name="L5">
        <text:list-item>
          <text:p text:style-name="P9"><text:span text:style-name="T2">Financial Benefits (startups might give shares of the company)</text:span></text:p>
        </text:list-item>
        <text:list-item>
          <text:p text:style-name="P9"><text:span text:style-name="T2">Creativity </text:span></text:p>
          <text:list>
            <text:list-item>
              <text:p text:style-name="P9"><text:span text:style-name="T2">Usually, in a startup, the employee is expected to be a generalist, and hence someone working under a startup will be expected to solve different kind of problems from different fields, thus enhancing one’s creativity</text:span></text:p>
            </text:list-item>
          </text:list>
        </text:list-item>
        <text:list-item>
          <text:p text:style-name="P10"><text:span text:style-name="T2">Experience</text:span></text:p>
          <text:list>
            <text:list-item>
              <text:p text:style-name="P10"><text:span text:style-name="T2">The experience of working in a startup is different from a corporate job. You are likely to be closer to the investors/owners/founders, than if you worked in a corporate job. Hence you can make more connections, generally have more impact on the startup, and gain experience making important decisions</text:span></text:p>
            </text:list-item>
          </text:list>
        </text:list-item>
      </text:list>
      <text:p text:style-name="P11"><text:span text:style-name="T2"/></text:p>
      <text:p text:style-name="P12"><text:span text:style-name="T2">5) Name 5 steps in picking the right startup to work for? Give examples wherever possible</text:span></text:p>
      <text:list xml:id="list3209863712" text:style-name="L6">
        <text:list-item>
          <text:p text:style-name="P13"><text:span text:style-name="T2">Assessing your fit</text:span></text:p>
        </text:list-item>
        <text:list-item>
          <text:p text:style-name="P13"><text:span text:style-name="T2">Picking a domain</text:span></text:p>
        </text:list-item>
        <text:list-item>
          <text:p text:style-name="P13"><text:span text:style-name="T2">Picking a city</text:span></text:p>
        </text:list-item>
        <text:list-item>
          <text:p text:style-name="P13"><text:span text:style-name="T2">Picking a stage</text:span></text:p>
        </text:list-item>
        <text:list-item>
          <text:p text:style-name="P13"><text:span text:style-name="T2">Picking a winner</text:span></text:p>
        </text:list-item>
      </text:list>
      <text:p text:style-name="P14"><text:span text:style-name="T2"/></text:p>
      <text:p text:style-name="P15"><text:span text:style-name="T2">6) Having selected a startup to work for, how do you position yourself to be hired by the startup?</text:span></text:p>
      <text:list xml:id="list95460928" text:style-name="L8">
        <text:list-item>
          <text:p text:style-name="P16"><text:span text:style-name="T2">Arrange a warm introduction</text:span></text:p>
          <text:list>
            <text:list-item>
              <text:p text:style-name="P16"><text:span text:style-name="T2">Identifying key players of the startups and find ways to connect with them</text:span></text:p>
            </text:list-item>
          </text:list>
        </text:list-item>
        <text:list-item>
          <text:p text:style-name="P16"><text:span text:style-name="T2">Articulate how you can contribute</text:span></text:p>
          <text:list>
            <text:list-item>
              <text:p text:style-name="P16"><text:span text:style-name="T2">Show them what you can provide to the startup. Build a resume that fits well to what the startup is looking for.</text:span></text:p>
            </text:list-item>
          </text:list>
        </text:list-item>
        <text:list-item>
          <text:p text:style-name="P16"><text:span text:style-name="T2">In my opinion:</text:span></text:p>
          <text:list>
            <text:list-item>
              <text:p text:style-name="P16"><text:span text:style-name="T2">Being a generalist can increase your chances of working in a startup. In a startup, specialists are rare, hence knowing moderately about a lot of things rather than knowing a lot about a few fields is better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empos Text" svg:font-family="'Tiempos Text', Georgia, 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2T18:24:59.915000000</meta:creation-date>
    <dc:date>2022-09-12T18:53:15.083000000</dc:date>
    <meta:editing-duration>PT18M1S</meta:editing-duration>
    <meta:editing-cycles>7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42" meta:word-count="428" meta:character-count="2344" meta:non-whitespace-character-count="1984"/>
  </office:meta>
</office:document-meta>
</file>